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917d" officeooo:paragraph-rsid="000291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dge Ramos é um bairro considerado como ligação através dos transportes públicos para os principais bairros de São Bernardo do Campo, mas que interliga também a cidade para outros municipios vizinhos: São Paulo, Santo André, São Caetano do Sul e Diadema. Em 2016 iniciou a implantação de corredores de ônibus e a construção de um terminal de ônibus ao final da Avenida Dr. Rudge Ramos, com o intuíto para receber a primeira estação da extinta linha 18 Bronze que foi substituído por outro tipo de modal o BRT, porém já está está em estudos geológicos a construção da linha 20 Rosa e o Bairro Rudge Ramos terá duas estações sendo uma no centro nas imediações do Largo São João Batista e Rua Afonsin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3T12:28:21.349000000</meta:creation-date>
    <dc:date>2022-04-23T13:31:19.140000000</dc:date>
    <meta:editing-duration>PT2M27S</meta:editing-duration>
    <meta:editing-cycles>1</meta:editing-cycles>
    <meta:document-statistic meta:table-count="0" meta:image-count="0" meta:object-count="0" meta:page-count="1" meta:paragraph-count="1" meta:word-count="123" meta:character-count="700" meta:non-whitespace-character-count="578"/>
    <meta:generator>LibreOffice/7.3.2.2$Windows_X86_64 LibreOffice_project/49f2b1bff42cfccbd8f788c8dc32c1c309559be0</meta:generator>
  </office:meta>
</office:document-meta>
</file>